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2.817cm"/>
    </style:style>
    <style:style style:name="co8" style:family="table-column">
      <style:table-column-properties fo:break-before="auto" style:column-width="2.8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_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16372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(ERROR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ERROR)</text:p>
          </table:table-cell>
          <table:table-cell/>
          <table:table-cell table:style-name="ce1" table:number-columns-repeated="16372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984" calcext:value-type="percentage">
            <text:p>9,84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2146" calcext:value-type="percentage">
            <text:p>21,46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951" calcext:value-type="percentage">
            <text:p>9,5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2229" calcext:value-type="percentage">
            <text:p>22,29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1113" calcext:value-type="percentage">
            <text:p>11,13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2336" calcext:value-type="percentage">
            <text:p>23,36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1028" calcext:value-type="percentage">
            <text:p>10,28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2375" calcext:value-type="percentage">
            <text:p>23,75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107" calcext:value-type="percentage">
            <text:p>11,07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2431" calcext:value-type="percentage">
            <text:p>24,31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152" calcext:value-type="percentage">
            <text:p>11,52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2499" calcext:value-type="percentage">
            <text:p>24,99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2485" calcext:value-type="percentage">
            <text:p>24,85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135" calcext:value-type="percentage">
            <text:p>11,35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2428" calcext:value-type="percentage">
            <text:p>24,28%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17" calcext:value-type="percentage">
            <text:p>11,70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2375" calcext:value-type="percentage">
            <text:p>23,75%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3" table:formula="of:=AVERAGE([.B2:.B11])" office:value-type="percentage" office:value="0.10783" calcext:value-type="percentage">
            <text:p>10,78%</text:p>
          </table:table-cell>
          <table:table-cell table:style-name="ce3" table:number-columns-repeated="2"/>
          <table:table-cell table:style-name="ce3" table:formula="of:=AVERAGE([.E2:.E11])" office:value-type="percentage" office:value="0.2339" calcext:value-type="percentage">
            <text:p>23,39%</text:p>
          </table:table-cell>
          <table:table-cell/>
          <table:table-cell table:style-name="ce3" table:number-columns-repeated="16372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CLASS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83" calcext:value-type="percentage">
            <text:p>8,83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83" calcext:value-type="percentage">
            <text:p>8,83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72" calcext:value-type="percentage">
            <text:p>9,72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0991" calcext:value-type="percentage">
            <text:p>9,91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07" calcext:value-type="percentage">
            <text:p>10,07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019" calcext:value-type="percentage">
            <text:p>10,19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3" calcext:value-type="percentage">
            <text:p>10,13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15:.B24])" office:value-type="percentage" office:value="0.0959" calcext:value-type="percentage">
            <text:p>9,59%</text:p>
          </table:table-cell>
          <table:table-cell/>
          <table:table-cell table:style-name="ce3"/>
          <table:table-cell table:style-name="ce3" table:formula="of:=AVERAGE([.E15:.E2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N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AVG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78" calcext:value-type="percentage">
            <text:p>8,78%</text:p>
          </table:table-cell>
          <table:table-cell/>
          <table:table-cell office:value-type="string" calcext:value-type="string">
            <text:p>FOLD_1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FOLD_2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FOLD_3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92" calcext:value-type="percentage">
            <text:p>9,92%</text:p>
          </table:table-cell>
          <table:table-cell/>
          <table:table-cell office:value-type="string" calcext:value-type="string">
            <text:p>FOLD_4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63" calcext:value-type="percentage">
            <text:p>9,63%</text:p>
          </table:table-cell>
          <table:table-cell/>
          <table:table-cell office:value-type="string" calcext:value-type="string">
            <text:p>FOLD_5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041" calcext:value-type="percentage">
            <text:p>10,41%</text:p>
          </table:table-cell>
          <table:table-cell/>
          <table:table-cell office:value-type="string" calcext:value-type="string">
            <text:p>FOLD_6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35" calcext:value-type="percentage">
            <text:p>10,35%</text:p>
          </table:table-cell>
          <table:table-cell/>
          <table:table-cell office:value-type="string" calcext:value-type="string">
            <text:p>FOLD_7</text:p>
          </table:table-cell>
          <table:table-cell office:value-type="string" calcext:value-type="string">
            <text:p>χ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FOLD_8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FOLD_9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8" calcext:value-type="percentage">
            <text:p>10,18%</text:p>
          </table:table-cell>
          <table:table-cell/>
          <table:table-cell office:value-type="string" calcext:value-type="string">
            <text:p>FOLD_10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3" table:formula="of:=AVERAGE([.B28:.B37])" office:value-type="percentage" office:value="0.09717" calcext:value-type="percentage">
            <text:p>9,72%</text:p>
          </table:table-cell>
          <table:table-cell/>
          <table:table-cell table:style-name="ce3"/>
          <table:table-cell table:style-name="ce3" table:formula="of:=AVERAGE([.E28:.E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table:number-columns-repeated="2"/>
          <table:table-cell table:number-columns-repeated="16376"/>
        </table:table-row>
        <table:table-row table:style-name="ro2" table:number-rows-repeated="10">
          <table:table-cell table:number-columns-repeated="16378"/>
        </table:table-row>
        <table:table-row table:style-name="ro3">
          <table:table-cell table:style-name="ce3" table:number-columns-repeated="2"/>
          <table:table-cell table:number-columns-repeated="16376"/>
        </table:table-row>
        <table:table-row table:style-name="ro2" table:number-rows-repeated="1048496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smote" table:style-name="ta1"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(PRECISION)</text:p>
          </table:table-cell>
          <table:table-cell table:style-name="ce1" office:value-type="string" calcext:value-type="string">
            <text:p>GEN(RECALL)</text:p>
          </table:table-cell>
          <table:table-cell table:style-name="ce1" office:value-type="string" calcext:value-type="string">
            <text:p>GEN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6868" calcext:value-type="percentage">
            <text:p>68,68%</text:p>
          </table:table-cell>
          <table:table-cell table:formula="of:=2*[.B2]*[.C2]/([.B2]+[.C2])" office:value-type="percentage" office:value="0.651692684419957" calcext:value-type="percentage">
            <text:p>65,1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658" calcext:value-type="percentage">
            <text:p>66,58%</text:p>
          </table:table-cell>
          <table:table-cell office:value-type="percentage" office:value="0.6184" calcext:value-type="percentage">
            <text:p>61,84%</text:p>
          </table:table-cell>
          <table:table-cell table:formula="of:=2*[.G2]*[.H2]/([.G2]+[.H2])" office:value-type="percentage" office:value="0.641225229714998" calcext:value-type="percentage">
            <text:p>64,12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91" calcext:value-type="percentage">
            <text:p>62,91%</text:p>
          </table:table-cell>
          <table:table-cell office:value-type="percentage" office:value="0.6926" calcext:value-type="percentage">
            <text:p>69,26%</text:p>
          </table:table-cell>
          <table:table-cell table:formula="of:=2*[.B3]*[.C3]/([.B3]+[.C3])" office:value-type="percentage" office:value="0.659324597109783" calcext:value-type="percentage">
            <text:p>65,93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553" calcext:value-type="percentage">
            <text:p>65,53%</text:p>
          </table:table-cell>
          <table:table-cell office:value-type="percentage" office:value="0.6073" calcext:value-type="percentage">
            <text:p>60,73%</text:p>
          </table:table-cell>
          <table:table-cell table:formula="of:=2*[.G3]*[.H3]/([.G3]+[.H3])" office:value-type="percentage" office:value="0.630387597022018" calcext:value-type="percentage">
            <text:p>63,0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497" calcext:value-type="percentage">
            <text:p>64,97%</text:p>
          </table:table-cell>
          <table:table-cell office:value-type="percentage" office:value="0.6854" calcext:value-type="percentage">
            <text:p>68,54%</text:p>
          </table:table-cell>
          <table:table-cell table:formula="of:=2*[.B4]*[.C4]/([.B4]+[.C4])" office:value-type="percentage" office:value="0.667072698674257" calcext:value-type="percentage">
            <text:p>66,7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6013" calcext:value-type="percentage">
            <text:p>60,13%</text:p>
          </table:table-cell>
          <table:table-cell table:formula="of:=2*[.G4]*[.H4]/([.G4]+[.H4])" office:value-type="percentage" office:value="0.62424010237543" calcext:value-type="percentage">
            <text:p>62,42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1" calcext:value-type="percentage">
            <text:p>65,61%</text:p>
          </table:table-cell>
          <table:table-cell office:value-type="percentage" office:value="0.6882" calcext:value-type="percentage">
            <text:p>68,82%</text:p>
          </table:table-cell>
          <table:table-cell table:formula="of:=2*[.B5]*[.C5]/([.B5]+[.C5])" office:value-type="percentage" office:value="0.67176674849364" calcext:value-type="percentage">
            <text:p>67,1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222" calcext:value-type="percentage">
            <text:p>62,22%</text:p>
          </table:table-cell>
          <table:table-cell table:formula="of:=2*[.G5]*[.H5]/([.G5]+[.H5])" office:value-type="percentage" office:value="0.636465263819095" calcext:value-type="percentage">
            <text:p>63,65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32" calcext:value-type="percentage">
            <text:p>63,32%</text:p>
          </table:table-cell>
          <table:table-cell office:value-type="percentage" office:value="0.6937" calcext:value-type="percentage">
            <text:p>69,37%</text:p>
          </table:table-cell>
          <table:table-cell table:formula="of:=2*[.B6]*[.C6]/([.B6]+[.C6])" office:value-type="percentage" office:value="0.662070751375386" calcext:value-type="percentage">
            <text:p>66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454" calcext:value-type="percentage">
            <text:p>64,54%</text:p>
          </table:table-cell>
          <table:table-cell office:value-type="percentage" office:value="0.597" calcext:value-type="percentage">
            <text:p>59,70%</text:p>
          </table:table-cell>
          <table:table-cell table:formula="of:=2*[.G6]*[.H6]/([.G6]+[.H6])" office:value-type="percentage" office:value="0.620257244043786" calcext:value-type="percentage">
            <text:p>62,03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812" calcext:value-type="percentage">
            <text:p>68,12%</text:p>
          </table:table-cell>
          <table:table-cell table:formula="of:=2*[.B7]*[.C7]/([.B7]+[.C7])" office:value-type="percentage" office:value="0.640898888284226" calcext:value-type="percentage">
            <text:p>64,09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206" calcext:value-type="percentage">
            <text:p>62,06%</text:p>
          </table:table-cell>
          <table:table-cell table:formula="of:=2*[.G7]*[.H7]/([.G7]+[.H7])" office:value-type="percentage" office:value="0.64044448603962" calcext:value-type="percentage">
            <text:p>64,04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374" calcext:value-type="percentage">
            <text:p>63,74%</text:p>
          </table:table-cell>
          <table:table-cell office:value-type="percentage" office:value="0.6977" calcext:value-type="percentage">
            <text:p>69,77%</text:p>
          </table:table-cell>
          <table:table-cell table:formula="of:=2*[.B8]*[.C8]/([.B8]+[.C8])" office:value-type="percentage" office:value="0.666188270541532" calcext:value-type="percentage">
            <text:p>66,62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427" calcext:value-type="percentage">
            <text:p>64,27%</text:p>
          </table:table-cell>
          <table:table-cell office:value-type="percentage" office:value="0.6084" calcext:value-type="percentage">
            <text:p>60,84%</text:p>
          </table:table-cell>
          <table:table-cell table:formula="of:=2*[.G8]*[.H8]/([.G8]+[.H8])" office:value-type="percentage" office:value="0.625079817760371" calcext:value-type="percentage">
            <text:p>62,51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614" calcext:value-type="percentage">
            <text:p>66,14%</text:p>
          </table:table-cell>
          <table:table-cell office:value-type="percentage" office:value="0.6863" calcext:value-type="percentage">
            <text:p>68,63%</text:p>
          </table:table-cell>
          <table:table-cell table:formula="of:=2*[.B9]*[.C9]/([.B9]+[.C9])" office:value-type="percentage" office:value="0.673619974771833" calcext:value-type="percentage">
            <text:p>67,36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47" calcext:value-type="percentage">
            <text:p>61,47%</text:p>
          </table:table-cell>
          <table:table-cell table:formula="of:=2*[.G9]*[.H9]/([.G9]+[.H9])" office:value-type="percentage" office:value="0.631242504353332" calcext:value-type="percentage">
            <text:p>63,12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97" calcext:value-type="percentage">
            <text:p>62,97%</text:p>
          </table:table-cell>
          <table:table-cell office:value-type="percentage" office:value="0.6848" calcext:value-type="percentage">
            <text:p>68,48%</text:p>
          </table:table-cell>
          <table:table-cell table:formula="of:=2*[.B10]*[.C10]/([.B10]+[.C10])" office:value-type="percentage" office:value="0.656095184480791" calcext:value-type="percentage">
            <text:p>65,61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94" calcext:value-type="percentage">
            <text:p>64,94%</text:p>
          </table:table-cell>
          <table:table-cell office:value-type="percentage" office:value="0.6103" calcext:value-type="percentage">
            <text:p>61,03%</text:p>
          </table:table-cell>
          <table:table-cell table:formula="of:=2*[.G10]*[.H10]/([.G10]+[.H10])" office:value-type="percentage" office:value="0.62924318488529" calcext:value-type="percentage">
            <text:p>62,92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6891" calcext:value-type="percentage">
            <text:p>68,91%</text:p>
          </table:table-cell>
          <table:table-cell table:formula="of:=2*[.B11]*[.C11]/([.B11]+[.C11])" office:value-type="percentage" office:value="0.656200897065531" calcext:value-type="percentage">
            <text:p>65,62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1" calcext:value-type="percentage">
            <text:p>66,01%</text:p>
          </table:table-cell>
          <table:table-cell office:value-type="percentage" office:value="0.6228" calcext:value-type="percentage">
            <text:p>62,28%</text:p>
          </table:table-cell>
          <table:table-cell table:formula="of:=2*[.G11]*[.H11]/([.G11]+[.H11])" office:value-type="percentage" office:value="0.640907755865617" calcext:value-type="percentage">
            <text:p>64,09%</text:p>
          </table:table-cell>
        </table:table-row>
        <table:table-row table:style-name="ro3">
          <table:table-cell table:style-name="ce3"/>
          <table:table-cell table:style-name="ce3" table:formula="of:=AVERAGE([.B2:.B11])" office:value-type="percentage" office:value="0.6348" calcext:value-type="percentage">
            <text:p>63,48%</text:p>
          </table:table-cell>
          <table:table-cell table:style-name="ce3" table:formula="of:=AVERAGE([.C2:.C11])" office:value-type="percentage" office:value="0.68858" calcext:value-type="percentage">
            <text:p>68,86%</text:p>
          </table:table-cell>
          <table:table-cell table:style-name="ce3" table:formula="of:=AVERAGE([.D2:.D11])" office:value-type="percentage" office:value="0.660493069521694" calcext:value-type="percentage">
            <text:p>66,05%</text:p>
          </table:table-cell>
          <table:table-cell table:style-name="ce3" table:number-columns-repeated="2"/>
          <table:table-cell table:style-name="ce3" table:formula="of:=AVERAGE([.G2:.G11])" office:value-type="percentage" office:value="0.65294" calcext:value-type="percentage">
            <text:p>65,29%</text:p>
          </table:table-cell>
          <table:table-cell table:style-name="ce3" table:formula="of:=AVERAGE([.H2:.H11])" office:value-type="percentage" office:value="0.6123" calcext:value-type="percentage">
            <text:p>61,23%</text:p>
          </table:table-cell>
          <table:table-cell table:style-name="ce3" table:formula="of:=AVERAGE([.I2:.I11])" office:value-type="percentage" office:value="0.631949318587956" calcext:value-type="percentage">
            <text:p>63,19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 office:value-type="string" calcext:value-type="string">
            <text:p>x</text:p>
          </table:table-cell>
          <table:table-cell table:formula="of:=2*[.B15]*[.C15]/([.B15]+[.C15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473" calcext:value-type="percentage">
            <text:p>64,73%</text:p>
          </table:table-cell>
          <table:table-cell office:value-type="percentage" office:value="0.7067" calcext:value-type="percentage">
            <text:p>70,67%</text:p>
          </table:table-cell>
          <table:table-cell table:formula="of:=2*[.G15]*[.H15]/([.G15]+[.H15])" office:value-type="percentage" office:value="0.6756970605613" calcext:value-type="percentage">
            <text:p>67,57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 office:value-type="string" calcext:value-type="string">
            <text:p>x</text:p>
          </table:table-cell>
          <table:table-cell table:formula="of:=2*[.B16]*[.C16]/([.B16]+[.C16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898" calcext:value-type="percentage">
            <text:p>68,98%</text:p>
          </table:table-cell>
          <table:table-cell office:value-type="percentage" office:value="0.6754" calcext:value-type="percentage">
            <text:p>67,5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 office:value-type="string" calcext:value-type="string">
            <text:p>x</text:p>
          </table:table-cell>
          <table:table-cell table:formula="of:=2*[.B17]*[.C17]/([.B17]+[.C17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359" calcext:value-type="percentage">
            <text:p>63,59%</text:p>
          </table:table-cell>
          <table:table-cell office:value-type="percentage" office:value="0.6913" calcext:value-type="percentage">
            <text:p>69,13%</text:p>
          </table:table-cell>
          <table:table-cell office:value-type="percentage" office:value="0.6625" calcext:value-type="percentage">
            <text:p>66,25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 office:value-type="string" calcext:value-type="string">
            <text:p>x</text:p>
          </table:table-cell>
          <table:table-cell table:formula="of:=2*[.B18]*[.C18]/([.B18]+[.C18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43" calcext:value-type="percentage">
            <text:p>65,43%</text:p>
          </table:table-cell>
          <table:table-cell office:value-type="percentage" office:value="0.6864" calcext:value-type="percentage">
            <text:p>68,64%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 office:value-type="string" calcext:value-type="string">
            <text:p>x</text:p>
          </table:table-cell>
          <table:table-cell table:formula="of:=2*[.B19]*[.C19]/([.B19]+[.C19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6995" calcext:value-type="percentage">
            <text:p>69,95%</text:p>
          </table:table-cell>
          <table:table-cell office:value-type="percentage" office:value="0.6787" calcext:value-type="percentage">
            <text:p>67,87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 office:value-type="string" calcext:value-type="string">
            <text:p>x</text:p>
          </table:table-cell>
          <table:table-cell table:formula="of:=2*[.B20]*[.C20]/([.B20]+[.C20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736" calcext:value-type="percentage">
            <text:p>67,36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 office:value-type="string" calcext:value-type="string">
            <text:p>x</text:p>
          </table:table-cell>
          <table:table-cell table:formula="of:=2*[.B21]*[.C21]/([.B21]+[.C2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996" calcext:value-type="percentage">
            <text:p>69,96%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 office:value-type="string" calcext:value-type="string">
            <text:p>x</text:p>
          </table:table-cell>
          <table:table-cell table:formula="of:=2*[.B22]*[.C22]/([.B22]+[.C2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2" calcext:value-type="percentage">
            <text:p>64,82%</text:p>
          </table:table-cell>
          <table:table-cell office:value-type="percentage" office:value="0.6946" calcext:value-type="percentage">
            <text:p>69,46%</text:p>
          </table:table-cell>
          <table:table-cell office:value-type="percentage" office:value="0.6706" calcext:value-type="percentage">
            <text:p>67,06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 office:value-type="string" calcext:value-type="string">
            <text:p>x</text:p>
          </table:table-cell>
          <table:table-cell table:formula="of:=2*[.B23]*[.C23]/([.B23]+[.C23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28" calcext:value-type="percentage">
            <text:p>64,28%</text:p>
          </table:table-cell>
          <table:table-cell office:value-type="percentage" office:value="0.6973" calcext:value-type="percentage">
            <text:p>69,73%</text:p>
          </table:table-cell>
          <table:table-cell office:value-type="percentage" office:value="0.6689" calcext:value-type="percentage">
            <text:p>66,89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 office:value-type="string" calcext:value-type="string">
            <text:p>x</text:p>
          </table:table-cell>
          <table:table-cell table:formula="of:=2*[.B24]*[.C24]/([.B24]+[.C24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896" calcext:value-type="percentage">
            <text:p>68,96%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3">
          <table:table-cell table:style-name="ce3"/>
          <table:table-cell table:style-name="ce3" table:formula="of:=AVERAGE([.B15:.B24])" office:value-type="string" office:string-value="" calcext:value-type="error">
            <text:p>#DIV/0!</text:p>
          </table:table-cell>
          <table:table-cell table:style-name="ce3" table:formula="of:=AVERAGE([.C15:.C24])" office:value-type="string" office:string-value="" calcext:value-type="error">
            <text:p>#DIV/0!</text:p>
          </table:table-cell>
          <table:table-cell table:style-name="ce3" table:formula="of:=AVERAGE([.D15:.D24])" office:value-type="string" office:string-value="" calcext:value-type="error">
            <text:p>#VALUE!</text:p>
          </table:table-cell>
          <table:table-cell/>
          <table:table-cell table:style-name="ce3"/>
          <table:table-cell table:style-name="ce3" table:formula="of:=AVERAGE([.G15:.G24])" office:value-type="percentage" office:value="0.653" calcext:value-type="percentage">
            <text:p>65,30%</text:p>
          </table:table-cell>
          <table:table-cell table:style-name="ce3" table:formula="of:=AVERAGE([.H15:.H24])" office:value-type="percentage" office:value="0.69548" calcext:value-type="percentage">
            <text:p>69,55%</text:p>
          </table:table-cell>
          <table:table-cell table:style-name="ce3" table:formula="of:=AVERAGE([.I15:.I24])" office:value-type="percentage" office:value="0.67353970605613" calcext:value-type="percentage">
            <text:p>67,35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406" calcext:value-type="percentage">
            <text:p>64,06%</text:p>
          </table:table-cell>
          <table:table-cell office:value-type="percentage" office:value="0.7012" calcext:value-type="percentage">
            <text:p>70,12%</text:p>
          </table:table-cell>
          <table:table-cell office:value-type="percentage" office:value="0.6695" calcext:value-type="percentage">
            <text:p>66,95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323" calcext:value-type="percentage">
            <text:p>63,23%</text:p>
          </table:table-cell>
          <table:table-cell office:value-type="percentage" office:value="0.7097" calcext:value-type="percentage">
            <text:p>70,97%</text:p>
          </table:table-cell>
          <table:table-cell office:value-type="percentage" office:value="0.6688" calcext:value-type="percentage">
            <text:p>66,88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327" calcext:value-type="percentage">
            <text:p>63,27%</text:p>
          </table:table-cell>
          <table:table-cell office:value-type="percentage" office:value="0.6922" calcext:value-type="percentage">
            <text:p>69,22%</text:p>
          </table:table-cell>
          <table:table-cell office:value-type="percentage" office:value="0.6611" calcext:value-type="percentage">
            <text:p>66,11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6838" calcext:value-type="percentage">
            <text:p>68,38%</text:p>
          </table:table-cell>
          <table:table-cell office:value-type="percentage" office:value="0.6649" calcext:value-type="percentage">
            <text:p>66,49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6918" calcext:value-type="percentage">
            <text:p>69,18%</text:p>
          </table:table-cell>
          <table:table-cell office:value-type="percentage" office:value="0.6643" calcext:value-type="percentage">
            <text:p>66,43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542" calcext:value-type="percentage">
            <text:p>65,42%</text:p>
          </table:table-cell>
          <table:table-cell office:value-type="percentage" office:value="0.6883" calcext:value-type="percentage">
            <text:p>68,83%</text:p>
          </table:table-cell>
          <table:table-cell office:value-type="percentage" office:value="0.6708" calcext:value-type="percentage">
            <text:p>67,08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508" calcext:value-type="percentage">
            <text:p>65,08%</text:p>
          </table:table-cell>
          <table:table-cell office:value-type="percentage" office:value="0.6998" calcext:value-type="percentage">
            <text:p>69,98%</text:p>
          </table:table-cell>
          <table:table-cell office:value-type="percentage" office:value="0.6744" calcext:value-type="percentage">
            <text:p>67,44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407" calcext:value-type="percentage">
            <text:p>64,07%</text:p>
          </table:table-cell>
          <table:table-cell office:value-type="percentage" office:value="0.699" calcext:value-type="percentage">
            <text:p>69,90%</text:p>
          </table:table-cell>
          <table:table-cell office:value-type="percentage" office:value="0.6686" calcext:value-type="percentage">
            <text:p>66,8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6974" calcext:value-type="percentage">
            <text:p>69,74%</text:p>
          </table:table-cell>
          <table:table-cell office:value-type="percentage" office:value="0.6715" calcext:value-type="percentage">
            <text:p>67,15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78" calcext:value-type="percentage">
            <text:p>64,78%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6705" calcext:value-type="percentage">
            <text:p>67,05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28:.B37])" office:value-type="percentage" office:value="0.64324" calcext:value-type="percentage">
            <text:p>64,32%</text:p>
          </table:table-cell>
          <table:table-cell table:style-name="ce3" table:formula="of:=AVERAGE([.C28:.C37])" office:value-type="percentage" office:value="0.69581" calcext:value-type="percentage">
            <text:p>69,58%</text:p>
          </table:table-cell>
          <table:table-cell table:style-name="ce3" table:formula="of:=AVERAGE([.D28:.D37])" office:value-type="percentage" office:value="0.66844" calcext:value-type="percentage">
            <text:p>66,84%</text:p>
          </table:table-cell>
          <table:table-cell/>
          <table:table-cell table:style-name="ce3"/>
          <table:table-cell table:style-name="ce3" table:formula="of:=AVERAGE([.G28:.G37])" office:value-type="string" office:string-value="" calcext:value-type="error">
            <text:p>#DIV/0!</text:p>
          </table:table-cell>
          <table:table-cell table:style-name="ce3" table:formula="of:=AVERAGE([.H28:.H37])" office:value-type="string" office:string-value="" calcext:value-type="error">
            <text:p>#DIV/0!</text:p>
          </table:table-cell>
          <table:table-cell table:style-name="ce3" table:formula="of:=AVERAGE([.I28:.I3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41:.B50])" office:value-type="string" office:string-value="" calcext:value-type="error">
            <text:p>#DIV/0!</text:p>
          </table:table-cell>
          <table:table-cell table:style-name="ce3" table:formula="of:=AVERAGE([.C41:.C50])" office:value-type="string" office:string-value="" calcext:value-type="error">
            <text:p>#DIV/0!</text:p>
          </table:table-cell>
          <table:table-cell table:style-name="ce3" table:formula="of:=AVERAGE([.D41:.D50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41:.G50])" office:value-type="string" office:string-value="" calcext:value-type="error">
            <text:p>#DIV/0!</text:p>
          </table:table-cell>
          <table:table-cell table:style-name="ce3" table:formula="of:=AVERAGE([.H41:.H50])" office:value-type="string" office:string-value="" calcext:value-type="error">
            <text:p>#DIV/0!</text:p>
          </table:table-cell>
          <table:table-cell table:style-name="ce3" table:formula="of:=AVERAGE([.I41:.I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55:.B64])" office:value-type="string" office:string-value="" calcext:value-type="error">
            <text:p>#DIV/0!</text:p>
          </table:table-cell>
          <table:table-cell table:style-name="ce3" table:formula="of:=AVERAGE([.C55:.C64])" office:value-type="string" office:string-value="" calcext:value-type="error">
            <text:p>#DIV/0!</text:p>
          </table:table-cell>
          <table:table-cell table:style-name="ce3" table:formula="of:=AVERAGE([.D55:.D64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55:.G64])" office:value-type="string" office:string-value="" calcext:value-type="error">
            <text:p>#DIV/0!</text:p>
          </table:table-cell>
          <table:table-cell table:style-name="ce3" table:formula="of:=AVERAGE([.H55:.H64])" office:value-type="string" office:string-value="" calcext:value-type="error">
            <text:p>#DIV/0!</text:p>
          </table:table-cell>
          <table:table-cell table:style-name="ce3" table:formula="of:=AVERAGE([.I55:.I6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3" table:formula="of:=AVERAGE([.B69:.B78])" office:value-type="string" office:string-value="" calcext:value-type="error">
            <text:p>#DIV/0!</text:p>
          </table:table-cell>
          <table:table-cell table:style-name="ce3" table:formula="of:=AVERAGE([.C69:.C78])" office:value-type="string" office:string-value="" calcext:value-type="error">
            <text:p>#DIV/0!</text:p>
          </table:table-cell>
          <table:table-cell table:style-name="ce3" table:formula="of:=AVERAGE([.D69:.D7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7"/>
        </table:table-row>
        <table:table-row table:style-name="ro2" table:number-rows-repeated="104849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GCT_FULL" table:style-name="ta1">
        <table:table-column table:style-name="co8" table:default-cell-style-name="Default"/>
        <table:table-column table:style-name="co1" table:default-cell-style-name="ce2"/>
        <table:table-column table:style-name="co1" table:number-columns-repeated="16382" table:default-cell-style-name="Default"/>
        <table:table-row table:style-name="ro2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ERROR</text:p>
          </table:table-cell>
          <table:table-cell table:style-name="ce9" table:number-columns-repeated="16382"/>
        </table:table-row>
        <table:table-row table:style-name="ro2">
          <table:table-cell office:value-type="string" calcext:value-type="string">
            <text:p>RBF</text:p>
          </table:table-cell>
          <table:table-cell office:value-type="percentage" office:value="0.2339" calcext:value-type="percentage">
            <text:p>23,3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LP</text:p>
          </table:table-cell>
          <table:table-cell office:value-type="percentage" office:value="0.2339" calcext:value-type="percentage">
            <text:p>23,3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YES NET</text:p>
          </table:table-cell>
          <table:table-cell office:value-type="percentage" office:value="0.1963" calcext:value-type="percentage">
            <text:p>19,63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AIVE BAYES</text:p>
          </table:table-cell>
          <table:table-cell office:value-type="percentage" office:value="0.2431" calcext:value-type="percentage">
            <text:p>24,31%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5:30:54.643060898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0:15:57.259360895</meta:creation-date>
    <dc:date>2025-09-29T15:52:44.642115843</dc:date>
    <meta:editing-duration>P2DT21H13M59S</meta:editing-duration>
    <meta:editing-cycles>149</meta:editing-cycles>
    <meta:generator>LibreOffice/24.2.7.2$Linux_X86_64 LibreOffice_project/420$Build-2</meta:generator>
    <meta:document-statistic meta:table-count="3" meta:cell-count="524" meta:object-count="0"/>
  </office:meta>
</office:document-meta>
</file>